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C00000037D88C820DF1AC2E4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ef0fa" officeooo:paragraph-rsid="001ef0fa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4pt" officeooo:rsid="001ef0fa" officeooo:paragraph-rsid="001ef0fa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ef0fa" officeooo:paragraph-rsid="001ef0fa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ef0fa" officeooo:paragraph-rsid="001ef0fa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ef0fa" officeooo:paragraph-rsid="001ef0fa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ef0fa" officeooo:paragraph-rsid="0020ed9f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20ed9f" officeooo:paragraph-rsid="0020ed9f" style:font-size-asian="12.25pt" style:font-size-complex="14pt"/>
    </style:style>
    <style:style style:name="T1" style:family="text">
      <style:text-properties officeooo:rsid="0020ed9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el d’Utilisation côté utilisateur</text:p>
      <text:p text:style-name="P1"/>
      <text:p text:style-name="P1"/>
      <text:p text:style-name="P2">Les briques Copernicus s’utilisent comme des briques mblock classiques, par action « glisser déposer ».</text:p>
      <text:p text:style-name="P2"/>
      <text:p text:style-name="P2"><draw:frame draw:style-name="fr1" draw:name="Image1" text:anchor-type="char" svg:width="16.404cm" svg:height="1.455cm" draw:z-index="0"><draw:image xlink:href="Pictures/100000000000026C00000037D88C820DF1AC2E42.png" xlink:type="simple" xlink:show="embed" xlink:actuate="onLoad" loext:mime-type="image/png"/></draw:frame></text:p>
      <text:p text:style-name="P3"/>
      <text:p text:style-name="P4">Le premier paramètre défini le type de requête demandée, il s’agit d’une liste contenant les différents types de requêtes implémentées dans l’application.</text:p>
      <text:p text:style-name="P7">Une image de type pollution NOX représentera les émissions de NOX sur la période donnée.</text:p>
      <text:p text:style-name="P7">Une image de type Aérosol représentera les émissions d’aérosol sur la période donnée.</text:p>
      <text:p text:style-name="P7">Une image de type Fonte des glaces représentera la concentration de glace sur la période donnée</text:p>
      <text:p text:style-name="P4"/>
      <text:p text:style-name="P4">Le second, troisième et quatrième paramètres définissent la date des données récupérées, si cette date n’est pas correcte, la requête ne sera pas envoyée.</text:p>
      <text:p text:style-name="P6">De plus, certains types de requêtes ne sont pas disponibles à toutes les dates.</text:p>
      <text:p text:style-name="P6">Pollution NOX <text:span text:style-name="T1">est disponible entre 2000 et 2020 compris.</text:span></text:p>
      <text:p text:style-name="P7">Aérosol est disponible entre 1995 et la date actuelle de l’année passée.</text:p>
      <text:p text:style-name="P7">Fontes des glaces est disponible entre 1979 et aujourd’hui.</text:p>
      <text:p text:style-name="P7"/>
      <text:p text:style-name="P4"/>
      <text:p text:style-name="P4">Le <text:span text:style-name="T1">cinqui</text:span>ème paramètre défini la localisation des données récupérées, non disponible actuellemen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24T16:07:34.691000000</meta:creation-date>
    <dc:date>2022-06-24T16:29:36.851000000</dc:date>
    <meta:editing-duration>PT8M7S</meta:editing-duration>
    <meta:editing-cycles>2</meta:editing-cycles>
    <meta:generator>LibreOffice/6.4.0.3$Windows_X86_64 LibreOffice_project/b0a288ab3d2d4774cb44b62f04d5d28733ac6df8</meta:generator>
    <meta:document-statistic meta:table-count="0" meta:image-count="1" meta:object-count="0" meta:page-count="1" meta:paragraph-count="12" meta:word-count="165" meta:character-count="1080" meta:non-whitespace-character-count="927"/>
  </office:meta>
</office:document-meta>
</file>